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0"/>
    <style:style style:name="P2" style:family="paragraph" style:parent-style-name="Text_20_body" style:list-style-name="L11"/>
    <style:style style:name="P3" style:family="paragraph" style:parent-style-name="Text_20_body" style:list-style-name="L12"/>
    <style:style style:name="P4" style:family="paragraph" style:parent-style-name="Text_20_body" style:list-style-name="L13"/>
    <style:style style:name="P5" style:family="paragraph" style:parent-style-name="Text_20_body" style:list-style-name="L14"/>
    <style:style style:name="P6" style:family="paragraph" style:parent-style-name="Text_20_body" style:list-style-name="L15"/>
    <style:style style:name="P7" style:family="paragraph" style:parent-style-name="Text_20_body" style:list-style-name="L16"/>
    <style:style style:name="P8" style:family="paragraph" style:parent-style-name="Text_20_body" style:list-style-name="L18"/>
    <style:style style:name="P9" style:family="paragraph" style:parent-style-name="Text_20_body" style:list-style-name="L19"/>
    <style:style style:name="P10" style:family="paragraph" style:parent-style-name="Text_20_body" style:list-style-name="L20"/>
    <style:style style:name="P11" style:family="paragraph" style:parent-style-name="Text_20_body" style:list-style-name="L21"/>
    <style:style style:name="P12" style:family="paragraph" style:parent-style-name="Text_20_body" style:list-style-name="L22"/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2">
      <style:paragraph-properties fo:margin-top="0in" fo:margin-bottom="0in"/>
    </style:style>
    <style:style style:name="P25" style:family="paragraph" style:parent-style-name="Text_20_body" style:list-style-name="L23">
      <style:paragraph-properties fo:margin-top="0in" fo:margin-bottom="0in"/>
    </style:style>
    <style:style style:name="P26" style:family="paragraph" style:parent-style-name="Preformatted_20_Text" style:list-style-name="L20"/>
    <style:style style:name="P27" style:family="paragraph" style:parent-style-name="Preformatted_20_Text" style:list-style-name="L21"/>
    <style:style style:name="P28" style:family="paragraph" style:parent-style-name="Preformatted_20_Text" style:list-style-name="L22"/>
    <style:style style:name="P29" style:family="paragraph" style:parent-style-name="Preformatted_20_Text" style:list-style-name="L19">
      <style:paragraph-properties style:writing-mode="lr-tb"/>
    </style:style>
    <style:style style:name="P30" style:family="paragraph" style:parent-style-name="Preformatted_20_Text" style:list-style-name="L20">
      <style:paragraph-properties style:writing-mode="lr-tb"/>
    </style:style>
    <style:style style:name="P31" style:family="paragraph" style:parent-style-name="Preformatted_20_Text" style:list-style-name="L21">
      <style:paragraph-properties style:writing-mode="lr-tb"/>
    </style:style>
    <style:style style:name="P32" style:family="paragraph" style:parent-style-name="Preformatted_20_Text" style:list-style-name="L22">
      <style:paragraph-properties style:writing-mode="lr-tb"/>
    </style:style>
    <style:style style:name="P33" style:family="paragraph" style:parent-style-name="Preformatted_20_Text" style:list-style-name="L19">
      <style:paragraph-properties fo:margin-top="0in" fo:margin-bottom="0.1965in" style:writing-mode="lr-tb"/>
    </style:style>
    <style:style style:name="P34" style:family="paragraph" style:parent-style-name="Preformatted_20_Text" style:list-style-name="L20">
      <style:paragraph-properties fo:margin-top="0in" fo:margin-bottom="0.1965in" style:writing-mode="lr-tb"/>
    </style:style>
    <style:style style:name="P35" style:family="paragraph" style:parent-style-name="Preformatted_20_Text" style:list-style-name="L21">
      <style:paragraph-properties fo:margin-top="0in" fo:margin-bottom="0.1965in" style:writing-mode="lr-tb"/>
    </style:style>
    <style:style style:name="P36" style:family="paragraph" style:parent-style-name="Preformatted_20_Text" style:list-style-name="L22">
      <style:paragraph-properties fo:margin-top="0in" fo:margin-bottom="0.1965in" style:writing-mode="lr-tb"/>
    </style:style>
    <style:style style:name="T1" style:family="text">
      <style:text-properties style:text-position="super 58%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>Class 1<text:span text:style-name="T1">st</text:span></text:p>
      <text:h text:style-name="Heading_20_3" text:outline-level="3"><text:span text:style-name="Strong_20_Emphasis">What is React Native?</text:span></text:h>
      <text:list xml:id="list4602788045990486033" text:style-name="L18">
        <text:list-item>
          <text:p text:style-name="P21"><text:span text:style-name="Strong_20_Emphasis">Definition:</text:span> React Native is a framework for building mobile apps using React and JavaScript.</text:p>
        </text:list-item>
        <text:list-item>
          <text:p text:style-name="P21"><text:span text:style-name="Strong_20_Emphasis">Key Features:</text:span></text:p>
          <text:list>
            <text:list-item>
              <text:p text:style-name="P21"><text:span text:style-name="Strong_20_Emphasis">Cross-Platform Development:</text:span> One codebase for both iOS and Android.</text:p>
            </text:list-item>
            <text:list-item>
              <text:p text:style-name="P21"><text:span text:style-name="Strong_20_Emphasis">Reusable Components:</text:span> Write once, use anywhere.</text:p>
            </text:list-item>
            <text:list-item>
              <text:p text:style-name="P8"><text:span text:style-name="Strong_20_Emphasis">Fast Refresh:</text:span> Immediate feedback during development.</text:p>
            </text:list-item>
          </text:list>
        </text:list-item>
      </text:list>
      <text:h text:style-name="Heading_20_3" text:outline-level="3"><text:span text:style-name="Strong_20_Emphasis">Setting Up the Development Environment</text:span></text:h>
      <text:p text:style-name="Text_20_body"><text:span text:style-name="Strong_20_Emphasis">https://reactnative.dev/docs/set-up-your-environment</text:span></text:p>
      <text:h text:style-name="Heading_20_4" text:outline-level="4"><text:span text:style-name="Strong_20_Emphasis">1. Install Node.js and npm</text:span></text:h>
      <text:p text:style-name="Text_20_body"><text:span text:style-name="Strong_20_Emphasis">Download and Install: </text:span></text:p>
      <text:p text:style-name="Text_20_body"><text:span text:style-name="Strong_20_Emphasis">Go to the </text:span><text:a xlink:type="simple" xlink:href="https://nodejs.org/" office:target-frame-name="_new" xlink:show="replace" text:style-name="Internet_20_link" text:visited-style-name="Visited_20_Internet_20_Link"><text:span text:style-name="Strong_20_Emphasis">Node.js website</text:span></text:a><text:span text:style-name="Strong_20_Emphasis">. </text:span></text:p>
      <text:h text:style-name="Heading_20_4" text:outline-level="4"><text:span text:style-name="Strong_20_Emphasis">2. Install React Native CLI</text:span></text:h>
      <text:p text:style-name="Text_20_body"><text:span text:style-name="Strong_20_Emphasis">Install the CLI :</text:span></text:p>
      <text:p text:style-name="Text_20_body"><text:span text:style-name="Strong_20_Emphasis">npm install -g react-native-cli</text:span></text:p>
      <text:h text:style-name="Heading_20_4" text:outline-level="4"><text:span text:style-name="Strong_20_Emphasis">3. Set Up Android Development Environment</text:span></text:h>
      <text:p text:style-name="Text_20_body"><text:span text:style-name="Strong_20_Emphasis">Go to the </text:span><text:a xlink:type="simple" xlink:href="https://developer.android.com/studio" office:target-frame-name="_new" xlink:show="replace" text:style-name="Internet_20_link" text:visited-style-name="Visited_20_Internet_20_Link"><text:span text:style-name="Strong_20_Emphasis">Android Studio website</text:span></text:a><text:span text:style-name="Strong_20_Emphasis">. </text:span></text:p>
      <text:h text:style-name="Heading_20_4" text:outline-level="4"><text:span text:style-name="Strong_20_Emphasis">4. Create and Run a React Native Project</text:span></text:h>
      <text:p text:style-name="Text_20_body"><text:span text:style-name="Strong_20_Emphasis">npx react-native init MyNewProject</text:span></text:p>
      <text:p text:style-name="Text_20_body"><text:span text:style-name="Strong_20_Emphasis">cd MyNewProject</text:span></text:p>
      <text:p text:style-name="Text_20_body"><text:span text:style-name="Strong_20_Emphasis">npx react-native start</text:span></text:p>
      <text:p text:style-name="Preformatted_20_Text"><text:span text:style-name="Strong_20_Emphasis"><text:span text:style-name="Source_20_Text">npx react-native run-android</text:span></text:span></text:p>
      <text:p text:style-name="Text_20_body"><text:span text:style-name="Strong_20_Emphasis"/></text:p>
      <text:h text:style-name="Heading_20_4" text:outline-level="4"><text:span text:style-name="Strong_20_Emphasis">5. Additional Tips</text:span></text:h>
      <text:p text:style-name="Text_20_body"><text:span text:style-name="Strong_20_Emphasis">emulator -avd &lt;Your_AVD_Name&gt;</text:span></text:p>
      <text:p text:style-name="Text_20_body"><text:span text:style-name="Strong_20_Emphasis"/></text:p>
      <text:list xml:id="list3607875045438526596" text:style-name="L19">
        <text:list-item>
          <text:list>
            <text:list-item>
              <text:p text:style-name="P22"><text:span text:style-name="Strong_20_Emphasis">Expo CLI:</text:span> Use <text:span text:style-name="Source_20_Text">npm install -g expo-cli</text:span> to install Expo CLI.</text:p>
            </text:list-item>
          </text:list>
        </text:list-item>
        <text:list-item>
          <text:p text:style-name="P9"><text:span text:style-name="Strong_20_Emphasis">Example:</text:span></text:p>
          <text:p text:style-name="P29"><text:span text:style-name="Source_20_Text">npm install -g expo-cli</text:span></text:p>
          <text:p text:style-name="P29"><text:span text:style-name="Source_20_Text">expo init MyFirstApp</text:span></text:p>
          <text:p text:style-name="P29"><text:span text:style-name="Source_20_Text">cd MyFirstApp</text:span></text:p>
          <text:p text:style-name="P33"><text:span text:style-name="Source_20_Text">expo start</text:span></text:p>
        </text:list-item>
      </text:list>
      <text:h text:style-name="Heading_20_3" text:outline-level="3"><text:soft-page-break/><text:span text:style-name="Strong_20_Emphasis">React Native Basics</text:span></text:h>
      <text:list xml:id="list5780812713945271390" text:style-name="L20">
        <text:list-item>
          <text:p text:style-name="P10"><text:span text:style-name="Strong_20_Emphasis">Core Components:</text:span></text:p>
          <text:list>
            <text:list-item>
              <text:p text:style-name="P23"><text:span text:style-name="Strong_20_Emphasis">View:</text:span> Container for other components.</text:p>
            </text:list-item>
            <text:list-item>
              <text:p text:style-name="P23"><text:span text:style-name="Strong_20_Emphasis">Text:</text:span> Displays text.</text:p>
            </text:list-item>
            <text:list-item>
              <text:p text:style-name="P23"><text:span text:style-name="Strong_20_Emphasis">Image:</text:span> Displays images.</text:p>
            </text:list-item>
            <text:list-item>
              <text:p text:style-name="P23"><text:span text:style-name="Strong_20_Emphasis">ScrollView:</text:span> Scrollable container.</text:p>
            </text:list-item>
            <text:list-item>
              <text:p text:style-name="P23"><text:span text:style-name="Strong_20_Emphasis">TouchableOpacity:</text:span> Button with feedback on press.</text:p>
            </text:list-item>
          </text:list>
        </text:list-item>
        <text:list-item>
          <text:p text:style-name="P10"><text:span text:style-name="Strong_20_Emphasis">Example:</text:span></text:p>
          <text:p text:style-name="P26"/>
          <text:p text:style-name="P30"><text:span text:style-name="Source_20_Text">import React from 'react';</text:span></text:p>
          <text:p text:style-name="P30"><text:span text:style-name="Source_20_Text">import { View, Text, Image, ScrollView, TouchableOpacity, StyleSheet } from 'react-native';</text:span></text:p>
          <text:p text:style-name="P30"/>
          <text:p text:style-name="P30"><text:span text:style-name="Source_20_Text">const App = () =&gt; {</text:span></text:p>
          <text:p text:style-name="P30"><text:span text:style-name="Source_20_Text"><text:s text:c="2"/>return (</text:span></text:p>
          <text:p text:style-name="P30"><text:span text:style-name="Source_20_Text"><text:s text:c="4"/>&lt;ScrollView style={styles.container}&gt;</text:span></text:p>
          <text:p text:style-name="P30"><text:span text:style-name="Source_20_Text"><text:s text:c="6"/>&lt;View style={styles.box}&gt;</text:span></text:p>
          <text:p text:style-name="P30"><text:span text:style-name="Source_20_Text"><text:s text:c="8"/>&lt;Text style={styles.text}&gt;Hello World!&lt;/Text&gt;</text:span></text:p>
          <text:p text:style-name="P30"><text:span text:style-name="Source_20_Text"><text:s text:c="8"/>&lt;Image source={{uri: 'https://via.placeholder.com/150'}} style={styles.image} /&gt;</text:span></text:p>
          <text:p text:style-name="P30"><text:span text:style-name="Source_20_Text"><text:s text:c="8"/>&lt;TouchableOpacity style={styles.button}&gt;</text:span></text:p>
          <text:p text:style-name="P30"><text:span text:style-name="Source_20_Text"><text:s text:c="10"/>&lt;Text style={styles.buttonText}&gt;Press Me&lt;/Text&gt;</text:span></text:p>
          <text:p text:style-name="P30"><text:span text:style-name="Source_20_Text"><text:s text:c="8"/>&lt;/TouchableOpacity&gt;</text:span></text:p>
          <text:p text:style-name="P30"><text:span text:style-name="Source_20_Text"><text:s text:c="6"/>&lt;/View&gt;</text:span></text:p>
          <text:p text:style-name="P30"><text:span text:style-name="Source_20_Text"><text:s text:c="4"/>&lt;/ScrollView&gt;</text:span></text:p>
          <text:p text:style-name="P30"><text:span text:style-name="Source_20_Text"><text:s text:c="2"/>);</text:span></text:p>
          <text:p text:style-name="P30"><text:span text:style-name="Source_20_Text">};</text:span></text:p>
          <text:p text:style-name="P30"/>
          <text:p text:style-name="P30"><text:span text:style-name="Source_20_Text">const styles = StyleSheet.create({</text:span></text:p>
          <text:p text:style-name="P30"><text:span text:style-name="Source_20_Text"><text:s text:c="2"/>container: { flex: 1, padding: 16 },</text:span></text:p>
          <text:p text:style-name="P30"><text:span text:style-name="Source_20_Text"><text:s text:c="2"/>box: { alignItems: 'center' },</text:span></text:p>
          <text:p text:style-name="P30"><text:span text:style-name="Source_20_Text"><text:s text:c="2"/>text: { fontSize: 20 },</text:span></text:p>
          <text:p text:style-name="P30"><text:span text:style-name="Source_20_Text"><text:s text:c="2"/>image: { width: 150, height: 150 },</text:span></text:p>
          <text:p text:style-name="P30"><text:span text:style-name="Source_20_Text"><text:s text:c="2"/>button: { backgroundColor: 'blue', padding: 10, marginTop: 10 },</text:span></text:p>
          <text:p text:style-name="P30"><text:span text:style-name="Source_20_Text"><text:s text:c="2"/>buttonText: { color: 'white' }</text:span></text:p>
          <text:p text:style-name="P30"><text:span text:style-name="Source_20_Text">});</text:span></text:p>
          <text:p text:style-name="P30"/>
          <text:p text:style-name="P34"><text:span text:style-name="Source_20_Text">export default App;</text:span></text:p>
        </text:list-item>
      </text:list>
      <text:h text:style-name="Heading_20_3" text:outline-level="3"><text:span text:style-name="Strong_20_Emphasis">Building a Simple App</text:span></text:h>
      <text:list xml:id="list1332014186456133959" text:style-name="L21">
        <text:list-item>
          <text:p text:style-name="P11"><text:span text:style-name="Strong_20_Emphasis">Create App:</text:span> Guide through setting up a basic project and adding simple components.</text:p>
        </text:list-item>
        <text:list-item>
          <text:p text:style-name="P11"><text:span text:style-name="Strong_20_Emphasis">Run App:</text:span> Demonstrate how to run the app on a simulator or device.</text:p>
        </text:list-item>
        <text:list-item>
          <text:p text:style-name="P11"><text:span text:style-name="Strong_20_Emphasis">Example:</text:span></text:p>
          <text:p text:style-name="P27"/>
          <text:p text:style-name="P27"/>
          <text:p text:style-name="P31"><text:span text:style-name="Source_20_Text">expo init MySimpleApp</text:span></text:p>
          <text:p text:style-name="P31"><text:span text:style-name="Source_20_Text">cd MySimpleApp</text:span></text:p>
          <text:p text:style-name="P35"><text:span text:style-name="Source_20_Text">expo start</text:span></text:p>
        </text:list-item>
        <text:list-item>
          <text:p text:style-name="P11"><text:span text:style-name="Strong_20_Emphasis">In </text:span><text:span text:style-name="Strong_20_Emphasis"><text:span text:style-name="Source_20_Text">App.js</text:span></text:span><text:span text:style-name="Strong_20_Emphasis">:</text:span></text:p>
          <text:p text:style-name="P27"><text:soft-page-break/></text:p>
          <text:p text:style-name="P27"/>
          <text:p text:style-name="P31"><text:span text:style-name="Source_20_Text">import React from 'react';</text:span></text:p>
          <text:p text:style-name="P31"><text:span text:style-name="Source_20_Text">import { View, Text, StyleSheet } from 'react-native';</text:span></text:p>
          <text:p text:style-name="P31"/>
          <text:p text:style-name="P31"><text:span text:style-name="Source_20_Text">const App = () =&gt; (</text:span></text:p>
          <text:p text:style-name="P31"><text:span text:style-name="Source_20_Text"><text:s text:c="2"/>&lt;View style={styles.container}&gt;</text:span></text:p>
          <text:p text:style-name="P31"><text:span text:style-name="Source_20_Text"><text:s text:c="4"/>&lt;Text&gt;Hello, React Native!&lt;/Text&gt;</text:span></text:p>
          <text:p text:style-name="P31"><text:span text:style-name="Source_20_Text"><text:s text:c="2"/>&lt;/View&gt;</text:span></text:p>
          <text:p text:style-name="P31"><text:span text:style-name="Source_20_Text">);</text:span></text:p>
          <text:p text:style-name="P31"/>
          <text:p text:style-name="P31"><text:span text:style-name="Source_20_Text">const styles = StyleSheet.create({</text:span></text:p>
          <text:p text:style-name="P31"><text:span text:style-name="Source_20_Text"><text:s text:c="2"/>container: { flex: 1, justifyContent: 'center', alignItems: 'center' },</text:span></text:p>
          <text:p text:style-name="P31"><text:span text:style-name="Source_20_Text">});</text:span></text:p>
          <text:p text:style-name="P31"/>
          <text:p text:style-name="P35"><text:span text:style-name="Source_20_Text">export default App;</text:span></text:p>
        </text:list-item>
      </text:list>
      <text:h text:style-name="Heading_20_3" text:outline-level="3"><text:span text:style-name="Strong_20_Emphasis">Introduction to Styling</text:span></text:h>
      <text:list xml:id="list98648509634071898" text:style-name="L22">
        <text:list-item>
          <text:p text:style-name="P12"><text:span text:style-name="Strong_20_Emphasis">Styling Methods:</text:span></text:p>
          <text:list>
            <text:list-item>
              <text:p text:style-name="P24"><text:span text:style-name="Strong_20_Emphasis">Inline Styles:</text:span> Directly in component props.</text:p>
            </text:list-item>
            <text:list-item>
              <text:p text:style-name="P24"><text:span text:style-name="Strong_20_Emphasis">StyleSheet:</text:span> Create reusable styles.</text:p>
            </text:list-item>
          </text:list>
        </text:list-item>
        <text:list-item>
          <text:p text:style-name="P12"><text:span text:style-name="Strong_20_Emphasis">Example:</text:span></text:p>
          <text:p text:style-name="P28"/>
          <text:p text:style-name="P28"/>
          <text:p text:style-name="P32"><text:span text:style-name="Source_20_Text">const styles = StyleSheet.create({</text:span></text:p>
          <text:p text:style-name="P32"><text:span text:style-name="Source_20_Text"><text:s text:c="2"/>container: { flex: 1, justifyContent: 'center', alignItems: 'center' },</text:span></text:p>
          <text:p text:style-name="P32"><text:span text:style-name="Source_20_Text"><text:s text:c="2"/>text: { fontSize: 20, color: 'blue' }</text:span></text:p>
          <text:p text:style-name="P32"><text:span text:style-name="Source_20_Text">});</text:span></text:p>
          <text:p text:style-name="P32"/>
          <text:p text:style-name="P32"><text:span text:style-name="Source_20_Text">&lt;View style={styles.container}&gt;</text:span></text:p>
          <text:p text:style-name="P32"><text:span text:style-name="Source_20_Text"><text:s text:c="2"/>&lt;Text style={styles.text}&gt;Styled Text&lt;/Text&gt;</text:span></text:p>
          <text:p text:style-name="P36"><text:span text:style-name="Source_20_Text">&lt;/View&gt;</text:span></text:p>
        </text:list-item>
      </text:list>
      <text:list xml:id="list147937355368359536" text:style-name="L23">
        <text:list-item>
          <text:list>
            <text:list-header>
              <text:p text:style-name="P25"/>
            </text:list-header>
          </text:list>
        </text:list-item>
      </text:list>
      <text:p text:style-name="Text_20_body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14T13:02:38.43</meta:creation-date>
    <dc:date>2024-07-14T14:05:22.64</dc:date>
    <dc:creator>vikash kapari</dc:creator>
    <meta:editing-duration>PT1H2M43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3" meta:paragraph-count="94" meta:word-count="449" meta:character-count="2919"/>
  </office:meta>
</office:document-meta>
</file>